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8A0000010587D965F171431F4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2f2f2" draw:textarea-horizontal-align="justify" draw:textarea-vertical-align="middle" draw:auto-grow-height="false" fo:min-height="8.324cm" fo:min-width="8.574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465cm"/>
    </style:style>
    <style:style style:name="P1" style:family="paragraph">
      <loext:graphic-properties draw:fill="solid" draw:fill-color="#f2f2f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Arial" fo:font-size="60pt" style:font-size-asian="60pt" style:font-size-complex="60pt"/>
    </style:style>
    <style:style style:name="P4" style:family="paragraph">
      <loext:graphic-properties draw:fill="none" draw:fill-color="#ffffff"/>
      <style:text-properties fo:color="#182f7c" style:font-name="Arial" fo:font-size="60pt" fo:background-color="transparent" style:font-size-asian="60pt" style:font-size-complex="60pt"/>
    </style:style>
    <style:style style:name="T1" style:family="text">
      <style:text-properties style:font-name="Calibri" fo:font-size="60pt" style:font-size-asian="60pt" style:font-size-complex="60pt"/>
    </style:style>
    <style:style style:name="T2" style:family="text">
      <style:text-properties fo:color="#21409a" style:font-name="Calibri" fo:font-size="60pt" fo:background-color="transparen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0cm" svg:height="9.5cm" svg:x="0.5cm" svg:y="0.7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2" draw:layer="layout" svg:width="6.7cm" svg:height="4.437cm" svg:x="2.15cm" svg:y="1.863cm">
            <draw:image xlink:href="Pictures/100002010000018A0000010587D965F171431F48.png" xlink:type="simple" xlink:show="embed" xlink:actuate="onLoad">
              <text:p/>
            </draw:image>
          </draw:frame>
          <draw:frame draw:style-name="gr3" draw:text-style-name="P3" draw:layer="layout" svg:width="4.387cm" svg:height="2.715cm" svg:x="4.907cm" svg:y="6.679cm">
            <draw:text-box>
              <text:p><text:span text:style-name="T1">La</text:span><text:span text:style-name="T1">b</text:span></text:p>
            </draw:text-box>
          </draw:frame>
          <draw:frame draw:style-name="gr3" draw:text-style-name="P4" draw:layer="layout" svg:width="3.793cm" svg:height="2.715cm" svg:x="1.707cm" svg:y="6.679cm">
            <draw:text-box>
              <text:p><text:span text:style-name="T2">G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25T22:16:06.962122236</meta:creation-date>
    <dc:date>2020-05-05T16:32:52.542906450</dc:date>
    <meta:editing-duration>PT47M55S</meta:editing-duration>
    <meta:editing-cycles>36</meta:editing-cycles>
    <meta:generator>LibreOffice/6.0.7.3$Linux_X86_64 LibreOffice_project/00m0$Build-3</meta:generator>
    <meta:document-statistic meta:object-count="5"/>
  </office:meta>
</office:document-meta>
</file>